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da22e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da22e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تَّكَاثُر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1658_4244071338"/><text:span text:style-name="T3"> </text:span><text:span text:style-name="T2">اَلْهۭيٰكُمُ </text:span><text:span text:style-name="T5">۴</text:span><text:span text:style-name="T2">لتَّكَاثُرُ </text:span><text:span text:style-name="T3">(1)</text:span><text:span text:style-name="T2"> حَتَّيٰ زُرْتُمُ </text:span><text:span text:style-name="T5">۴</text:span><text:span text:style-name="T2">لْمَقَابِرَؐ </text:span><text:span text:style-name="T3">(2)</text:span><text:span text:style-name="T2"> كَلاَّ سَوْفَ تَعْلَمُونَ </text:span><text:span text:style-name="T3">(3)</text:span><text:span text:style-name="T2"> ثُمَّكَلاَّ سَوْفَ تَعْلَمُونَؐ </text:span><text:span text:style-name="T3">(4)</text:span><text:span text:style-name="T2"> كَلاَّ لَوْ تَعْلَمُونَ عِلْمَ </text:span><text:span text:style-name="T5">۰</text:span><text:span text:style-name="T2">لْيَقِينِؐ </text:span><text:span text:style-name="T3">(5)</text:span><text:span text:style-name="T2"> لَتَرَوُنَّ </text:span><text:span text:style-name="T5">۰</text:span><text:span text:style-name="T2">لْجَحِيمَ </text:span><text:span text:style-name="T3">(6)</text:span><text:span text:style-name="T2"> ثُمَّ لَتَرَوُنَّهَا عَيْنَ </text:span><text:span text:style-name="T5">۰</text:span><text:span text:style-name="T2">لْيَقِينِ </text:span><text:span text:style-name="T3">(7)</text:span><text:span text:style-name="T2"> ثُمَّ لَتُسْـَٔلُنَّ يَوْمَئِذٖ عَنِ </text:span><text:span text:style-name="T5">۱</text:span><text:span text:style-name="T2">لنَّعِيمِ </text:span><text:span text:style-name="T3">(8)</text:span><text:span text:style-name="T2"> </text:span><text:bookmark-end text:name="__DdeLink__1658_42440713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7:41.539063258</meta:creation-date>
    <dc:date>2025-03-06T08:44:55.915722943</dc:date>
    <meta:editing-duration>PT1M44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41" meta:character-count="220" meta:non-whitespace-character-count="180"/>
  </office:meta>
</office:document-meta>
</file>